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paragraph-properties style:writing-mode="lr-tb"/>
      <style:text-properties fo:font-size="12pt"/>
    </style:style>
    <style:style style:name="T1" style:family="text">
      <style:text-properties fo:font-size="12pt"/>
    </style:style>
    <style:style style:name="gr1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92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74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1.058cm" fo:min-width="4.44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68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textarea-horizontal-align="justify" draw:textarea-vertical-align="middle" draw:auto-grow-height="false" fo:min-height="1.085cm" fo:min-width="4.60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textarea-horizontal-align="justify" draw:textarea-vertical-align="middle" draw:auto-grow-height="false" fo:min-height="1.005cm" fo:min-width="4.57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0.60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draw:textarea-horizontal-align="justify" draw:textarea-vertical-align="middle" draw:auto-grow-height="false" fo:min-height="1.402cm" fo:min-width="3.8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fill="none" draw:fill-color="#ffffff" fo:min-height="1.24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3" style:family="graphic">
      <style:graphic-properties draw:textarea-horizontal-align="justify" draw:textarea-vertical-align="middle" draw:auto-grow-height="false" fo:min-height="1.588cm" fo:min-width="1.64cm" style:run-through="background" draw:wrap-influence-on-position="once-concurrent" loext:allow-overlap="true"/>
    </style:style>
    <style:style style:name="gr14" style:family="graphic">
      <style:graphic-properties draw:textarea-horizontal-align="justify" draw:textarea-vertical-align="middle" draw:auto-grow-height="false" fo:min-height="1.386cm" fo:min-width="2.602cm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Forma1" draw:style-name="gr14" svg:width="3.678cm" svg:height="1.959cm" svg:x="6.659cm" svg:y="-0.38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3" draw:name="Forma4" draw:style-name="gr4" draw:text-style-name="P2" svg:width="2.091cm" svg:height="0.742cm" svg:x="7.601cm" svg:y="0.33cm"><draw:text-box><text:p>Login.html</text:p></draw:text-box></draw:frame></text:p>
      <text:p text:style-name="Standard"><draw:custom-shape text:anchor-type="paragraph" draw:z-index="1" draw:name="Forma2" draw:style-name="gr13" svg:width="3.282cm" svg:height="3.176cm" svg:x="0cm" svg:y="0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2" draw:name="Forma3" draw:style-name="gr1" draw:text-style-name="P1" svg:x1="8.447cm" svg:y1="1.087cm" svg:x2="8.447cm" svg:y2="2.145cm"><text:p/></draw:line><draw:frame text:anchor-type="paragraph" draw:z-index="4" draw:name="Forma5" draw:style-name="gr12" draw:text-style-name="P2" svg:width="2.567cm" svg:height="1.244cm" svg:x="7.415cm" svg:y="3.388cm"><draw:text-box><text:p>Regristrado?</text:p></draw:text-box></draw:frame><draw:custom-shape text:anchor-type="paragraph" draw:z-index="5" draw:name="Forma6" draw:style-name="gr11" svg:width="3.811cm" svg:height="1.403cm" svg:x="13.924cm" svg:y="3.124cm"><text:p/><draw:enhanced-geometry svg:viewBox="0 0 21600 21600" draw:type="rectangle" draw:enhanced-path="M 0 0 L 21600 0 21600 21600 0 21600 0 0 Z N"/></draw:custom-shape><draw:frame text:anchor-type="paragraph" draw:z-index="6" draw:name="Forma7" draw:style-name="gr4" draw:text-style-name="P2" svg:width="2.779cm" svg:height="0.742cm" svg:x="14.612cm" svg:y="3.521cm"><draw:text-box><text:p>Browse.html</text:p></draw:text-box></draw:frame><draw:line text:anchor-type="paragraph" draw:z-index="7" draw:name="Forma8" draw:style-name="gr1" draw:text-style-name="P1" svg:x1="10.141cm" svg:y1="3.785cm" svg:x2="13.925cm" svg:y2="3.785cm"><text:p/></draw:line><draw:frame text:anchor-type="paragraph" draw:z-index="8" draw:name="Forma9" draw:style-name="gr10" draw:text-style-name="P2" svg:width="1.985cm" svg:height="0.609cm" svg:x="10.299cm" svg:y="3.177cm"><draw:text-box><text:p>si</text:p></draw:text-box></draw:frame><draw:custom-shape text:anchor-type="paragraph" draw:z-index="9" draw:name="Forma10" draw:style-name="gr9" svg:width="4.578cm" svg:height="1.006cm" svg:x="6.463cm" svg:y="6.299cm"><text:p/><draw:enhanced-geometry svg:viewBox="0 0 21600 21600" draw:type="rectangle" draw:enhanced-path="M 0 0 L 21600 0 21600 21600 0 21600 0 0 Z N"/></draw:custom-shape><draw:frame text:anchor-type="paragraph" draw:z-index="10" draw:name="Forma11" draw:style-name="gr8" draw:text-style-name="P2" svg:width="3.97cm" svg:height="0.976cm" svg:x="6.754cm" svg:y="6.511cm"><draw:text-box><text:p>formularioSuscripcion</text:p></draw:text-box></draw:frame><draw:custom-shape text:anchor-type="paragraph" draw:z-index="11" draw:name="Forma12" draw:style-name="gr7" svg:width="4.605cm" svg:height="1.086cm" svg:x="6.542cm" svg:y="8.812cm"><text:p/><draw:enhanced-geometry svg:viewBox="0 0 21600 21600" draw:type="rectangle" draw:enhanced-path="M 0 0 L 21600 0 21600 21600 0 21600 0 0 Z N"/></draw:custom-shape><draw:frame text:anchor-type="paragraph" draw:z-index="12" draw:name="Forma13" draw:style-name="gr6" draw:text-style-name="P3" svg:width="4.102cm" svg:height="0.689cm" svg:x="6.833cm" svg:y="9.024cm"><draw:text-box><text:p><text:span text:style-name="T1">EntryOfProfiles.html</text:span></text:p></draw:text-box></draw:frame><draw:custom-shape text:anchor-type="paragraph" draw:z-index="13" draw:name="Forma14" draw:style-name="gr5" svg:width="4.446cm" svg:height="1.059cm" svg:x="6.542cm" svg:y="11.458cm"><text:p/><draw:enhanced-geometry svg:viewBox="0 0 21600 21600" draw:type="rectangle" draw:enhanced-path="M 0 0 L 21600 0 21600 21600 0 21600 0 0 Z N"/></draw:custom-shape><draw:frame text:anchor-type="paragraph" draw:z-index="14" draw:name="Forma7_0" draw:style-name="gr4" draw:text-style-name="P2" svg:width="2.779cm" svg:height="0.742cm" svg:x="14.612cm" svg:y="3.521cm"><draw:text-box><text:p>Browse.html</text:p></draw:text-box></draw:frame><draw:frame text:anchor-type="paragraph" draw:z-index="15" draw:name="Forma15" draw:style-name="gr3" draw:text-style-name="P2" svg:width="4.181cm" svg:height="0.927cm" svg:x="7.415cm" svg:y="11.776cm"><draw:text-box><text:p>Browse.html</text:p></draw:text-box></draw:frame><draw:frame text:anchor-type="paragraph" draw:z-index="16" draw:name="Forma16" draw:style-name="gr2" draw:text-style-name="P2" svg:width="1.138cm" svg:height="0.53cm" svg:x="8.818cm" svg:y="5.479cm"><draw:text-box><text:p>no</text:p></draw:text-box></draw:frame><draw:line text:anchor-type="paragraph" draw:z-index="17" draw:name="Forma17" draw:style-name="gr1" draw:text-style-name="P1" svg:x1="8.553cm" svg:y1="5.32cm" svg:x2="8.553cm" svg:y2="6.299cm"><text:p/></draw:line><draw:line text:anchor-type="paragraph" draw:z-index="18" draw:name="Forma18" draw:style-name="gr1" draw:text-style-name="P1" svg:x1="8.606cm" svg:y1="7.304cm" svg:x2="8.606cm" svg:y2="8.812cm"><text:p/></draw:line><draw:line text:anchor-type="paragraph" draw:z-index="19" draw:name="Forma19" draw:style-name="gr1" draw:text-style-name="P1" svg:x1="8.606cm" svg:y1="9.897cm" svg:x2="8.606cm" svg:y2="11.458cm"><text:p/></draw:lin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5T14:15:58.513437542</meta:creation-date>
    <dc:date>2021-03-05T16:08:33.814499340</dc:date>
    <meta:editing-duration>PT1H31M35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6.4.6.2$Linux_X86_64 LibreOffice_project/40$Build-2</meta:generator>
  </office:meta>
</office:document-meta>
</file>